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fed9d" officeooo:paragraph-rsid="001fed9d" style:font-size-asian="10pt" style:font-size-complex="10pt"/>
    </style:style>
    <style:style style:name="P2" style:family="paragraph" style:parent-style-name="Heading_20_1">
      <style:text-properties officeooo:paragraph-rsid="001fed9d"/>
    </style:style>
    <style:style style:name="P3" style:family="paragraph" style:parent-style-name="Heading_20_2">
      <style:text-properties officeooo:rsid="001fed9d" officeooo:paragraph-rsid="001fed9d"/>
    </style:style>
    <style:style style:name="P4" style:family="paragraph" style:parent-style-name="Text_20_body">
      <style:text-properties officeooo:rsid="001fed9d" officeooo:paragraph-rsid="001fed9d"/>
    </style:style>
    <style:style style:name="P5" style:family="paragraph" style:parent-style-name="Text_20_body">
      <style:text-properties officeooo:paragraph-rsid="001fed9d"/>
    </style:style>
    <style:style style:name="P6" style:family="paragraph" style:parent-style-name="Text_20_body">
      <style:text-properties officeooo:rsid="00204883" officeooo:paragraph-rsid="00204883"/>
    </style:style>
    <style:style style:name="T1" style:family="text">
      <style:text-properties officeooo:rsid="001fed9d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1fed9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fed9d"/>
    </style:style>
    <style:style style:name="T6" style:family="text">
      <style:text-properties style:font-name="Liberation Serif" officeooo:rsid="00210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Verteilte Systeme – Übung 2</text:span></text:h>
      <text:h text:style-name="P3" text:outline-level="2">Umsetzung</text:h>
      <text:p text:style-name="P5"><text:span text:style-name="T1">Ich habe die Aktoren und den Observer mittels </text:span><text:span text:style-name="Source_20_Text"><text:span text:style-name="T1">extends Node</text:span></text:span> <text:span text:style-name="T1">implementiert. Die Simulation hat diese Knoten instanziiert und damit gestartet. In der Simulation wurde die Instanz des </text:span><text:span text:style-name="T3">Simulator</text:span><text:span text:style-name="T5"> genutzt, um die Simulation sauber zu terminieren, nachdem vom Observer erkannt wurde, dass keine Firework-Nachrichten mehr im Umlauf sind. </text:span><text:span text:style-name="T6">Die Anzahl der Knoten kann per Kommandozeilen-Parameter übergeben werden und die Wahrscheinlichkeit zum Aufwecken eines Aktors nach einer Firework-Nachricht wird immer auf p=p/2 reduziert.</text:span></text:p>
      <text:h text:style-name="P3" text:outline-level="2">Erfahrungen im Umgang mit dem Simulator</text:h>
      <text:p text:style-name="P4">Das Importieren der uber-jar hat mehr Zeit gebraucht als nötig, da ich so etwas bisher noch nicht gemacht hatte. In Eclipse darf man anscheinend nicht die Datei <text:span text:style-name="T2">module-info.java</text:span> zur Verwaltung der Java-Modules nutzen, wenn man jar-Dateien als Bibliothek nutzen möchte, was erst zu Problemen geführt hat.</text:p>
      <text:p text:style-name="P4">Die Klasse <text:span text:style-name="T2">Node</text:span><text:span text:style-name="T4"> war einfach zu benutzen und zu verstehen, genau wie die Standard-Funktionen </text:span><text:span text:style-name="T2">send()</text:span><text:span text:style-name="T4"> und </text:span><text:span text:style-name="T2">receive()</text:span><text:span text:style-name="T4">. Die </text:span><text:span text:style-name="T2">Simulator</text:span><text:span text:style-name="T4">-Instanz habe ich zuerst nicht verwendet, wodurch die Simulation zwar einwandfrei funktioniert hat, aber nicht sauber beendet wurde.</text:span></text:p>
      <text:p text:style-name="P6"><text:span text:style-name="T4">Daraufhin habe ich die <text:s/></text:span><text:span text:style-name="T3">Simulator</text:span><text:span text:style-name="T5">-Instanz </text:span><text:span text:style-name="T4">genutzt und den Start der Knoten nicht mehr wie vorher im Konstruktor erledigt, sondern wie gewollt in die Methode </text:span><text:span text:style-name="T2">engage()</text:span><text:span text:style-name="T4"> ausgelagert. Anschließend wurde das Programm wie gewollt terminiert.</text:span></text:p>
      <text:h text:style-name="P3" text:outline-level="2">Ergebnisse</text:h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1fed9d" officeooo:paragraph-rsid="001fed9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rlin Zapp<text:tab/><text:tab/>12.07.20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3:15:08.410508443</meta:creation-date>
    <dc:date>2024-07-12T13:52:53.364895345</dc:date>
    <meta:editing-duration>PT22M7S</meta:editing-duration>
    <meta:editing-cycles>4</meta:editing-cycles>
    <meta:generator>LibreOffice/24.2.4.2$Linux_X86_64 LibreOffice_project/420$Build-2</meta:generator>
    <meta:document-statistic meta:table-count="0" meta:image-count="0" meta:object-count="0" meta:page-count="1" meta:paragraph-count="9" meta:word-count="201" meta:character-count="1421" meta:non-whitespace-character-count="1226"/>
  </office:meta>
</office:document-meta>
</file>